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678a" officeooo:paragraph-rsid="0000678a"/>
    </style:style>
    <style:style style:name="P2" style:family="paragraph" style:parent-style-name="Standard" style:list-style-name="L2">
      <style:text-properties officeooo:rsid="0000678a" officeooo:paragraph-rsid="0000678a"/>
    </style:style>
    <style:style style:name="P3" style:family="paragraph" style:parent-style-name="Standard" style:list-style-name="L1">
      <style:text-properties officeooo:rsid="0000f630" officeooo:paragraph-rsid="0000f630"/>
    </style:style>
    <style:style style:name="P4" style:family="paragraph" style:parent-style-name="Standard" style:list-style-name="L2">
      <style:text-properties officeooo:rsid="0002e69d" officeooo:paragraph-rsid="0002e69d"/>
    </style:style>
    <style:style style:name="P5" style:family="paragraph" style:parent-style-name="Standard" style:list-style-name="L2">
      <style:text-properties officeooo:rsid="00048165" officeooo:paragraph-rsid="00048165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4bba1" officeooo:paragraph-rsid="0004bba1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0544d5" officeooo:paragraph-rsid="000544d5" style:font-style-asian="italic" style:font-weight-asian="bold" style:font-style-complex="italic" style:font-weight-complex="bold"/>
    </style:style>
    <style:style style:name="P8" style:family="paragraph" style:parent-style-name="Standard" style:list-style-name="L2">
      <style:text-properties officeooo:rsid="000544d5" officeooo:paragraph-rsid="000544d5"/>
    </style:style>
    <style:style style:name="P9" style:family="paragraph" style:parent-style-name="Standard" style:list-style-name="L4">
      <style:text-properties fo:font-style="normal" style:text-underline-style="none" fo:font-weight="normal" officeooo:rsid="0007410b" officeooo:paragraph-rsid="0007410b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text-properties fo:font-style="normal" style:text-underline-style="none" fo:font-weight="normal" officeooo:rsid="00097b64" officeooo:paragraph-rsid="00097b64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officeooo:rsid="000a145c" officeooo:paragraph-rsid="000a145c"/>
    </style:style>
    <style:style style:name="T1" style:family="text">
      <style:text-properties officeooo:rsid="0007410b"/>
    </style:style>
    <style:style style:name="T2" style:family="text">
      <style:text-properties officeooo:rsid="000863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kwipunek</text:p>
      <text:list xml:id="list213971635" text:style-name="L1">
        <text:list-item>
          <text:p text:style-name="P1">otwieranie I zamykanie ekwipunku</text:p>
        </text:list-item>
        <text:list-item>
          <text:p text:style-name="P3">zapisywanie zawartości ekwipunku po zamknieciu</text:p>
        </text:list-item>
      </text:list>
      <text:list xml:id="list1294552229" text:style-name="L2">
        <text:list-item>
          <text:p text:style-name="P2">Umieszczenie elementu w ekwipunku po zebraniu</text:p>
        </text:list-item>
        <text:list-item>
          <text:p text:style-name="P4">rozrysowywanie elementów w ekwipunku</text:p>
        </text:list-item>
        <text:list-item>
          <text:p text:style-name="P2">licznik elementów tego samego rodzaju w ekwipunku</text:p>
        </text:list-item>
        <text:list-item>
          <text:p text:style-name="P2">klikanie I przenoszenie elementów pomiędzy slotami w ekwipunku</text:p>
        </text:list-item>
        <text:list-item>
          <text:p text:style-name="P5">pobieranie tylko jednej sztuki itemu</text:p>
        </text:list-item>
        <text:list-item>
          <text:p text:style-name="P8">umieszczanie tylko jednej sztuki itemu w slocie <text:span text:style-name="T1">z kilku trzymanych w ręce</text:span></text:p>
        </text:list-item>
        <text:list-item>
          <text:p text:style-name="P11">pasek szybkiego dostępu widoczny też poza ekwipunkiem(w scenie gry)</text:p>
        </text:list-item>
      </text:list>
      <text:p text:style-name="P7">Crafting:</text:p>
      <text:list xml:id="list3458308916" text:style-name="L4">
        <text:list-item>
          <text:p text:style-name="P9">pobranie tylko po jednej sztuce danego itema w slocie I pozostawienie resz<text:span text:style-name="T2">ty</text:span></text:p>
        </text:list-item>
        <text:list-item>
          <text:p text:style-name="P10">przepisy craftingowe(wszystko w gdd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2-20T02:03:55.212000000</dc:date>
    <meta:editing-duration>PT3H20S</meta:editing-duration>
    <meta:editing-cycles>9</meta:editing-cycles>
    <meta:document-statistic meta:table-count="0" meta:image-count="0" meta:object-count="0" meta:page-count="1" meta:paragraph-count="13" meta:word-count="89" meta:character-count="587" meta:non-whitespace-character-count="522"/>
  </office:meta>
</office:document-meta>
</file>